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ext_20_body">
      <style:text-properties style:font-name="Times New Roman"/>
    </style:style>
    <style:style style:name="P6" style:family="paragraph" style:parent-style-name="Text_20_body" style:list-style-name="L1"/>
    <style:style style:name="P7" style:family="paragraph" style:parent-style-name="Text_20_body">
      <style:text-properties style:font-name="Times New Roman"/>
    </style:style>
    <style:style style:name="P8" style:family="paragraph" style:parent-style-name="Text_20_body" style:list-style-name="L2"/>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6"/>
    <style:style style:name="P13" style:family="paragraph" style:parent-style-name="Preformatted_20_Text">
      <style:paragraph-properties fo:margin-left="1.251cm" fo:margin-right="0cm"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weight="bold" style:font-weight-asian="bold" style:font-weight-complex="bol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4">Document number:</text:p>
          </table:table-cell>
          <table:table-cell table:style-name="Tableau1.B1" office:value-type="string">
            <text:p text:style-name="Table_20_Contents">D0051=15-nnnn</text:p>
          </table:table-cell>
        </table:table-row>
        <table:table-row>
          <table:table-cell office:value-type="string">
            <text:p text:style-name="P4">Date:</text:p>
          </table:table-cell>
          <table:table-cell table:style-name="Tableau1.B1" office:value-type="string">
            <text:p text:style-name="Table_20_Contents">2015-09-20</text:p>
          </table:table-cell>
        </table:table-row>
        <table:table-row>
          <table:table-cell office:value-type="string">
            <text:p text:style-name="P4">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4">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s</text:p>
      <text:p text:style-name="Text_20_body">Experimental overload functions for C++17. This paper proposes two functions that allow to overload lambdas or function objects, but also member and non-member functions.</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4">Introduction<text:tab/>1</text:p>
          <text:p text:style-name="P14">Motivation and Scope<text:tab/>1</text:p>
          <text:p text:style-name="P15">Why do we need an overload function?<text:tab/>2</text:p>
          <text:p text:style-name="P14">Design rationale<text:tab/>3</text:p>
          <text:p text:style-name="P15">Which kind of functions would overload accept<text:tab/>3</text:p>
          <text:p text:style-name="P15">Binary or variadic interface<text:tab/>3</text:p>
          <text:p text:style-name="P15">Passing parameters by value or by forward reference<text:tab/>3</text:p>
          <text:p text:style-name="P15">reference_wrapper&lt;F&gt; to deduce F&amp; <text:tab/>4</text:p>
          <text:p text:style-name="P15">Selecting the best or the first overload<text:tab/>4</text:p>
          <text:p text:style-name="P15">Result type of resulting function objects<text:tab/>4</text:p>
          <text:p text:style-name="P15">Result type of overload/first_overload<text:tab/>4</text:p>
          <text:p text:style-name="P14">Open points<text:tab/>5</text:p>
          <text:p text:style-name="P14">Technical Specification<text:tab/>5</text:p>
          <text:p text:style-name="P15">Header &lt;experimental/functional&gt; Synopsis<text:tab/>5</text:p>
          <text:p text:style-name="P14">Implementation<text:tab/>7</text:p>
          <text:p text:style-name="P14">Acknowledgements<text:tab/>7</text:p>
          <text:p text:style-name="P14">References<text:tab/>7</text:p>
        </text:index-body>
      </text:table-of-content>
      <text:h text:style-name="Heading_20_1" text:outline-level="1"><text:bookmark text:name="user-content-introduction"/>Introduction</text:h>
      <text:p text:style-name="Text_20_body">This paper proposes two functions that allow to overload lambdas or function objects, but also member and non-member functions:</text:p>
      <text:list xml:id="list887178189" text:style-name="L1">
        <text:list-item>
          <text:p text:style-name="P6"><text:span text:style-name="T1">overload</text:span> selects the best overload using C++ overload resolution and</text:p>
        </text:list-item>
        <text:list-item>
          <text:p text:style-name="P6"><text:span text:style-name="T1">first_overload</text:span> selects the first overload using C++ overload resolution.</text:p>
        </text:list-item>
      </text:list>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text:soft-page-break/>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2" text:outline-level="2">Why do we need an overload function?</text:h>
      <text:p text:style-name="Text_20_body">Instead of the previous example</text:p>
      <text:p text:style-name="P1">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Text_20_body">the user can define a function object</text:p>
      <text:p text:style-name="P1">struct <text:s/></text:p>
      <text:p text:style-name="P1">{</text:p>
      <text:p text:style-name="P1"><text:s text:c="2"/>auto operator()(int i, int j ) { … }</text:p>
      <text:p text:style-name="P1"><text:s text:c="2"/>auto operator()(int i, string const &amp;j ) { … }</text:p>
      <text:p text:style-name="P1"><text:s text:c="2"/>template &lt;class T1, class T2&gt;</text:p>
      <text:p text:style-name="P1"><text:s text:c="2"/>auto operator()(T1 const &amp;i, T2 const &amp;j ) { … }</text:p>
      <text:p text:style-name="P1">) visitor;</text:p>
      <text:p text:style-name="Text_20_body"/>
      <text:p text:style-name="Text_20_body">So, what are the advantages and liabilities of the overload function.</text:p>
      <text:p text:style-name="Text_20_body">First the advantages:</text:p>
      <text:list xml:id="list1134301654" text:style-name="L4">
        <text:list-item>
          <text:p text:style-name="P11">With overload the user can use existing functions that it can combine, using the function object would need to define an overload and forward to the existing function.</text:p>
        </text:list-item>
        <text:list-item>
          <text:p text:style-name="P11">The user can group the overloaded functions as close as possible where they are used and don't need to define a class elsewhere. This is in line with the philosophy of lambda functions.</text:p>
        </text:list-item>
        <text:list-item>
          <text:p text:style-name="P11">Each overload can have its own captured data, either using lambdas or other existing function objects.</text:p>
        </text:list-item>
        <text:list-item>
          <text:p text:style-name="P11">Any additional feature of lambda functions, automatic friendship, access to this, and so <text:soft-page-break/>forth.</text:p>
        </text:list-item>
        <text:list-item>
          <text:p text:style-name="P11"><text:span text:style-name="T1">first_overload</text:span> has the additional advantage that it can not be achieved with a function object as it changes the resolution rules.</text:p>
        </text:list-item>
      </text:list>
      <text:p text:style-name="Text_20_body"/>
      <text:p text:style-name="Text_20_body">Next the liabilities:</text:p>
      <text:list xml:id="list580465473" text:style-name="L6">
        <text:list-item>
          <text:p text:style-name="P12">The overload function generates a function object that is a little bit more complex and so would take more time to compile.</text:p>
        </text:list-item>
        <text:list-item>
          <text:p text:style-name="P12">The the result type of overload function is unspecified and so storing it in an structure is more difficult (as it is the case for <text:span text:style-name="T1">std::bind</text:span>). </text:p>
        </text:list-item>
        <text:list-item>
          <text:p text:style-name="P12">With the function object the user is able to share the same data for all the overloads. </text:p>
        </text:list-item>
      </text:list>
      <text:p text:style-name="Text_20_body">Note that that the last point could be seen as an advantage and a liability depending on the user needs.</text:p>
      <text:h text:style-name="Heading_20_1" text:outline-level="1">Design rationale</text:h>
      <text:h text:style-name="Heading_20_2" text:outline-level="2">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run-time performances, we opt to allow them also. The alternative would be to force the user to use <text:span text:style-name="T1">std::bind</text:span><text:span text:style-name="T4">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his inconvenient, and the implementation can optimize when the function object is copyable.</text:p>
      <text:p text:style-name="Text_20_body"><text:soft-page-break/>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5">As with other functions that need to copy the parameters (as <text:span text:style-name="T1">std::bind</text:span>, <text:span text:style-name="T1">std::thread</text:span>, ...), the user can use <text:span text:style-name="T1">std::ref</text:span> to pass by reference.</text:p>
      <text:p text:style-name="P5">The user could prefer to pass by reference if the function object is state-full or if the function object is expensive to move (copy if not movable) or even s/he would need it if the function object is not movable at all.</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the proposal includes two functions: <text:span text:style-name="T1">overload</text:span> and <text:span text:style-name="T1">first_overload</text:span>. <text:s/></text:p>
      <text:list xml:id="list1032573949" text:continue-list="list887178189" text:style-name="L1">
        <text:list-item>
          <text:p text:style-name="P6"><text:span text:style-name="T1">overload</text:span> selects the best overload using C++ overload resolution and </text:p>
        </text:list-item>
        <text:list-item>
          <text:p text:style-name="P6"><text:span text:style-name="T1">first_overload</text:span> selects the first overload using C++ overload resolution. <text:s/></text:p>
        </text:list-item>
      </text:list>
      <text:p text:style-name="Text_20_body">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he proposed <text:span text:style-name="Source_20_Text">overload</text:span> and <text:span text:style-name="T1">first_</text:span><text:span text:style-name="Source_20_Text"><text:span text:style-name="T1">overload</text:span></text:span> functions do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p text:style-name="Text_20_body">This can be useful in order to improve the compile time of a possible match/visit function that could take advantage when the it knows the result type of all the overloads.</text:p>
      <text:h text:style-name="Heading_20_2" text:outline-level="2">Result type of <text:span text:style-name="Source_20_Text">overload/</text:span><text:span text:style-name="Source_20_Text"><text:span text:style-name="T1">first_overload</text:span></text:span></text:h>
      <text:p text:style-name="Text_20_body"><text:span text:style-name="Source_20_Text"><text:span text:style-name="T4">The result type of these functions is unspecified as it is the result type of </text:span></text:span><text:span text:style-name="Source_20_Text"><text:span text:style-name="T1">std::bind</text:span></text:span><text:span text:style-name="Source_20_Text"><text:span text:style-name="T4">. </text:span></text:span></text:p>
      <text:p text:style-name="Text_20_body"><text:span text:style-name="Source_20_Text"><text:span text:style-name="T4">However when the functions objects have an state it will be useful that the user can inspect the <text:s/>state. The result type should provide an overload for </text:span></text:span><text:span text:style-name="Source_20_Text"><text:span text:style-name="T1">std::get&lt;F&gt;</text:span></text:span><text:span text:style-name="Source_20_Text"><text:span text:style-name="T4">/</text:span></text:span><text:span text:style-name="Source_20_Text"><text:span text:style-name="T1">std::get&lt;I&gt;</text:span></text:span><text:span text:style-name="Source_20_Text"><text:span text:style-name="T4"> functions (contribution from Matt Calabrese). </text:span></text:span></text:p>
      <text:p text:style-name="Text_20_body"><text:soft-page-break/><text:span text:style-name="Source_20_Text"><text:span text:style-name="T4">These functions should take in account that the overload can be a </text:span></text:span><text:span text:style-name="Source_20_Text"><text:span text:style-name="T1">reference_wrapper&lt;F&gt;</text:span></text:span><text:span text:style-name="Source_20_Text"><text:span text:style-name="T4"> in </text:span></text:span><text:span text:style-name="Source_20_Text"><text:span text:style-name="T4">order to allow </text:span></text:span><text:span text:style-name="Source_20_Text"><text:span text:style-name="T1">get&lt;F&amp;&gt;(ovl)</text:span></text:span><text:span text:style-name="Source_20_Text"><text:span text:style-name="T4">.</text:span></text:span></text:p>
      <text:h text:style-name="Heading_20_1" text:outline-level="1">Open points</text:h>
      <text:p text:style-name="Text_20_body">The authors would like to have an answer to the following points if there is at all an interest in this proposal:</text:p>
      <text:list xml:id="list898889762" text:style-name="L2">
        <text:list-item>
          <text:p text:style-name="P9">Should the callable be passed by value, forcing the use of std::move?</text:p>
        </text:list-item>
        <text:list-item>
          <text:p text:style-name="P9">A better name for the proposed functions?</text:p>
        </text:list-item>
      </text:list>
      <text:p text:style-name="P3">best_overload/first_overload, overloads/cases. <text:s/></text:p>
      <text:list xml:id="list675557789" text:continue-numbering="true" text:style-name="L2">
        <text:list-item>
          <text:p text:style-name="P9">Do we want to expose the result type of these functions?</text:p>
        </text:list-item>
        <text:list-item>
          <text:p text:style-name="P8"><text:span text:style-name="T5">Do we want to inspect the state of the result type of these functions via a </text:span><text:span text:style-name="T3">get&lt;T&gt;</text:span><text:span text:style-name="T5">/</text:span><text:span text:style-name="T3">get&lt;I&gt;</text:span><text:span text:style-name="T5">?</text:span></text:p>
        </text:list-item>
      </text:list>
      <text:h text:style-name="Heading_20_1" text:outline-level="1"><text:bookmark text:name="user-content-technical-specification"/>Technical Specification</text:h>
      <text:p text:style-name="Text_20_body">Note: The following wording needs of course much more details to describe the behavior of the unspecified result type using DECAY_COPY and INVOKE.</text:p>
      <text:p text:style-name="Text_20_body">The wording doesn't contains yet the <text:span text:style-name="T1">get&lt;T&gt;</text:span>/<text:span text:style-name="T1">get&lt;I&gt;</text:span> tuple like functions.</text:p>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6"> Fs are Callable and Movable and the result type of each parameter must be convertible to </text:span></text:span><text:soft-page-break/><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text:span text:style-name="T4">he result type will contain the nested </text:span><text:span text:style-name="T1">result_type</text:span><text:span text:style-name="T4"> type alias </text:span><text:span text:style-name="T1">R</text:span><text:span text:style-name="T4">. The call to an instance of this type will select the best overload. If there is not such a best overload, either because there is no candidate or that there are ambiguous candidates,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be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3" text:outline-level="3">Function Template <text:span text:style-name="T1">first_</text:span><text:span text:style-name="Source_20_Text"><text:span text:style-name="T1">overload</text:span></text:span> </text:h>
      <text:p text:style-name="P1">template &lt;class R, class ... Fs&gt;</text:p>
      <text:p text:style-name="P2">'see below' first_overload(Fs &amp;&amp;... fcts);</text:p>
      <text:p text:style-name="Text_20_body"><text:span text:style-name="Emphasis">Requires:</text:span><text:span text:style-name="Emphasis"><text:span text:style-name="T6"> Fs are Callable and Movable and the result type of each parameter must be convertible to </text:span></text:span><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ext:span text:style-name="T4"><text:s/>The result type will contain the nested </text:span><text:span text:style-name="T1">result_type</text:span><text:span text:style-name="T4"> type alias </text:span><text:span text:style-name="T1">R</text:span><text:span text:style-name="T4">. 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Fit and FTL authors from where the idea of the <text:span text:style-name="T1">first_overload</text:span> function comes from.</text:p>
      <text:p text:style-name="Text_20_body">Thanks to Matt Calabrese for its useful suggestions.</text:p>
      <text:h text:style-name="Heading_20_1" text:outline-level="1">References</text:h>
      <text:list xml:id="list166801649" text:style-name="L3">
        <text:list-item>
          <text:p text:style-name="P10">Fit : https://github.com/pfultz2/Fit</text:p>
        </text:list-item>
        <text:list-item>
          <text:p text:style-name="P10">FTL: <text:a xlink:type="simple" xlink:href="https://github.com/beark/ftl">https://github.com/beark/ftl</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s<text:tab/>D0051</text:p>
        <text:p text:style-name="Header"/>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09-20T00:16:50</dc:date>
    <dc:creator>Vicente Botet Escriba</dc:creator>
    <meta:editing-duration>P8DT8H40M45S</meta:editing-duration>
    <meta:editing-cycles>122</meta:editing-cycles>
    <meta:generator>OpenOffice.org/3.3$Unix OpenOffice.org_project/330m20$Build-9567</meta:generator>
    <meta:document-statistic meta:table-count="1" meta:image-count="0" meta:object-count="0" meta:page-count="7" meta:paragraph-count="177" meta:word-count="1885" meta:character-count="11620"/>
  </office:meta>
</office:document-meta>
</file>